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StarSymbol" svg:font-family="StarSymbol"/>
    <style:font-face style:name="Arial Unicode MS1" svg:font-family="'Arial Unicode MS'" style:font-family-generic="swiss"/>
    <style:font-face style:name="Apple SD Gothic Neo" svg:font-family="'Apple SD Gothic Ne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list-style-name="L3">
      <style:text-properties style:font-name="Apple SD Gothic Neo" fo:font-size="12pt" fo:font-weight="bold" officeooo:paragraph-rsid="001c5b3e" style:font-size-asian="12pt" style:font-weight-asian="bold" style:font-size-complex="12pt" style:font-weight-complex="bold"/>
    </style:style>
    <style:style style:name="P2" style:family="paragraph" style:parent-style-name="Standard" style:list-style-name="L3">
      <style:text-properties style:font-name="Apple SD Gothic Neo" fo:font-size="12pt" fo:font-weight="bold" officeooo:paragraph-rsid="001f17b6" style:font-size-asian="12pt" style:font-weight-asian="bold" style:font-size-complex="12pt" style:font-weight-complex="bold"/>
    </style:style>
    <style:style style:name="P3" style:family="paragraph" style:parent-style-name="Standard" style:list-style-name="L3">
      <style:text-properties style:font-name="Apple SD Gothic Neo" fo:font-size="12pt" fo:font-weight="bold" officeooo:paragraph-rsid="0021a5ef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Apple SD Gothic Neo" fo:font-size="10pt" officeooo:paragraph-rsid="001c5b3e" style:font-size-asian="10pt" style:font-size-complex="10pt"/>
    </style:style>
    <style:style style:name="P5" style:family="paragraph" style:parent-style-name="Standard" style:list-style-name="L3">
      <style:text-properties style:font-name="Apple SD Gothic Neo" fo:font-size="10pt" officeooo:paragraph-rsid="001c5b3e" style:font-size-asian="10pt" style:font-size-complex="10pt"/>
    </style:style>
    <style:style style:name="P6" style:family="paragraph" style:parent-style-name="Standard" style:list-style-name="L3">
      <style:text-properties style:font-name="Apple SD Gothic Neo" fo:font-size="10pt" officeooo:paragraph-rsid="001f17b6" style:font-size-asian="10pt" style:font-size-complex="10pt"/>
    </style:style>
    <style:style style:name="P7" style:family="paragraph" style:parent-style-name="Standard" style:list-style-name="L3">
      <style:text-properties style:font-name="Apple SD Gothic Neo" fo:font-size="10pt" officeooo:paragraph-rsid="0021a5ef" style:font-size-asian="10pt" style:font-size-complex="10pt"/>
    </style:style>
    <style:style style:name="P8" style:family="paragraph" style:parent-style-name="Standard" style:list-style-name="L3">
      <style:text-properties style:font-name="Apple SD Gothic Neo" fo:font-size="10pt" officeooo:rsid="001c5b3e" officeooo:paragraph-rsid="001c5b3e" style:font-size-asian="10pt" style:font-size-complex="10pt"/>
    </style:style>
    <style:style style:name="P9" style:family="paragraph" style:parent-style-name="Standard" style:list-style-name="L3">
      <style:text-properties style:font-name="Apple SD Gothic Neo" fo:font-size="10pt" officeooo:rsid="001fd510" officeooo:paragraph-rsid="001fd510" style:font-size-asian="10pt" style:font-size-complex="10pt"/>
    </style:style>
    <style:style style:name="P10" style:family="paragraph" style:parent-style-name="Standard" style:list-style-name="L3">
      <style:text-properties style:font-name="Apple SD Gothic Neo" fo:font-size="10pt" officeooo:rsid="0021a5ef" officeooo:paragraph-rsid="0021a5ef" style:font-size-asian="10pt" style:font-size-complex="10pt"/>
    </style:style>
    <style:style style:name="P11" style:family="paragraph" style:parent-style-name="Standard" style:list-style-name="L3">
      <style:text-properties style:font-name="Apple SD Gothic Neo" fo:font-size="10pt" officeooo:rsid="0021c294" officeooo:paragraph-rsid="0021c294" style:font-size-asian="10pt" style:font-size-complex="10pt"/>
    </style:style>
    <style:style style:name="P12" style:family="paragraph" style:parent-style-name="Standard" style:list-style-name="L3">
      <style:text-properties style:font-name="Apple SD Gothic Neo" fo:font-size="10pt" officeooo:rsid="00233f44" officeooo:paragraph-rsid="00233f44" style:font-size-asian="10pt" style:font-size-complex="10pt"/>
    </style:style>
    <style:style style:name="P13" style:family="paragraph" style:parent-style-name="Standard" style:list-style-name="L4">
      <style:text-properties style:font-name="Apple SD Gothic Neo" fo:font-size="10pt" officeooo:rsid="00233f44" officeooo:paragraph-rsid="00233f44" style:font-size-asian="10pt" style:font-size-complex="10pt"/>
    </style:style>
    <style:style style:name="P14" style:family="paragraph" style:parent-style-name="Standard">
      <style:text-properties style:font-name="Apple SD Gothic Neo" fo:font-size="10pt" officeooo:paragraph-rsid="0021a5ef" style:font-size-asian="10pt" style:font-size-complex="10pt"/>
    </style:style>
    <style:style style:name="P15" style:family="paragraph" style:parent-style-name="Standard" style:list-style-name="L3">
      <style:text-properties style:font-name="Apple SD Gothic Neo" officeooo:paragraph-rsid="0021c294"/>
    </style:style>
    <style:style style:name="P16" style:family="paragraph" style:parent-style-name="Standard" style:list-style-name="L3">
      <style:text-properties style:font-name="Apple SD Gothic Neo" officeooo:rsid="0021c294" officeooo:paragraph-rsid="0021c294"/>
    </style:style>
    <style:style style:name="P17" style:family="paragraph" style:parent-style-name="Standard">
      <style:text-properties style:font-name="Apple SD Gothic Neo" fo:font-size="14pt" fo:font-weight="bold" officeooo:paragraph-rsid="001c5b3e" style:font-size-asian="14pt" style:font-weight-asian="bold" style:font-size-complex="14pt" style:font-weight-complex="bold"/>
    </style:style>
    <style:style style:name="T1" style:family="text">
      <style:text-properties officeooo:rsid="001c5b3e"/>
    </style:style>
    <style:style style:name="T2" style:family="text">
      <style:text-properties fo:color="#000000" style:font-name="Apple SD Gothic Neo" fo:font-style="normal" style:text-underline-style="none" fo:font-weight="normal" officeooo:rsid="001cfa7d" style:font-style-asian="normal" style:font-weight-asian="normal" style:font-style-complex="normal" style:font-weight-complex="normal"/>
    </style:style>
    <style:style style:name="T3" style:family="text">
      <style:text-properties fo:color="#000000" style:font-name="Apple SD Gothic Neo" fo:font-style="normal" style:text-underline-style="none" officeooo:rsid="001cfa7d" style:font-style-asian="normal" style:font-style-complex="normal"/>
    </style:style>
    <style:style style:name="T4" style:family="text">
      <style:text-properties fo:color="#000000" fo:font-style="normal" style:text-underline-style="none" officeooo:rsid="001cfa7d" style:font-style-asian="normal" style:font-style-complex="normal"/>
    </style:style>
    <style:style style:name="T5" style:family="text">
      <style:text-properties style:font-name="Apple SD Gothic Neo"/>
    </style:style>
    <style:style style:name="T6" style:family="text">
      <style:text-properties style:font-name="Apple SD Gothic Neo" officeooo:rsid="001c5b3e"/>
    </style:style>
    <style:style style:name="T7" style:family="text">
      <style:text-properties style:font-name="Apple SD Gothic Neo" officeooo:rsid="001f17b6"/>
    </style:style>
    <style:style style:name="T8" style:family="text">
      <style:text-properties style:font-name="Apple SD Gothic Neo" officeooo:rsid="0021a5ef"/>
    </style:style>
    <style:style style:name="T9" style:family="text">
      <style:text-properties style:font-name="Apple SD Gothic Neo" officeooo:rsid="0021c294"/>
    </style:style>
    <style:style style:name="T10" style:family="text">
      <style:text-properties style:font-name="Apple SD Gothic Neo" fo:font-size="10pt" style:font-size-asian="10pt" style:font-size-complex="10pt"/>
    </style:style>
    <style:style style:name="T11" style:family="text">
      <style:text-properties style:font-name="Apple SD Gothic Neo" fo:font-size="10pt" officeooo:rsid="0021a5ef" style:font-size-asian="10pt" style:font-size-complex="10pt"/>
    </style:style>
    <style:style style:name="T12" style:family="text">
      <style:text-properties style:font-name="Apple SD Gothic Neo" fo:font-size="10pt" officeooo:rsid="0021c294" style:font-size-asian="10pt" style:font-size-complex="10pt"/>
    </style:style>
    <style:style style:name="T13" style:family="text">
      <style:text-properties style:font-name="Apple SD Gothic Neo" fo:font-size="10pt" officeooo:rsid="00233f44" style:font-size-asian="10pt" style:font-size-complex="10pt"/>
    </style:style>
    <style:style style:name="T14" style:family="text">
      <style:text-properties officeooo:rsid="001f17b6"/>
    </style:style>
    <style:style style:name="T15" style:family="text">
      <style:text-properties officeooo:rsid="001fd510"/>
    </style:style>
    <style:style style:name="T16" style:family="text">
      <style:text-properties officeooo:rsid="0021a5ef"/>
    </style:style>
    <style:style style:name="T17" style:family="text">
      <style:text-properties officeooo:rsid="0021c294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officeooo:rsid="0021a5ef" style:font-size-asian="10pt" style:font-size-complex="10pt"/>
    </style:style>
    <style:style style:name="T20" style:family="text">
      <style:text-properties fo:font-size="10pt" officeooo:rsid="0021c294" style:font-size-asian="10pt" style:font-size-complex="10pt"/>
    </style:style>
    <style:style style:name="T21" style:family="text">
      <style:text-properties fo:font-size="10pt" officeooo:rsid="00233f44" style:font-size-asian="10pt" style:font-size-complex="10pt"/>
    </style:style>
    <style:style style:name="T22" style:family="text">
      <style:text-properties officeooo:rsid="002595ad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4">PRüF </text:span><text:span text:style-name="T1">Value propositions</text:span></text:p>
      <text:p text:style-name="P4"/>
      <text:list xml:id="list3182911454" text:style-name="L3">
        <text:list-item>
          <text:p text:style-name="P1">Value for users</text:p>
          <text:list>
            <text:list-item>
              <text:p text:style-name="P8">Verification of provenance for purchases</text:p>
              <text:list>
                <text:list-item>
                  <text:p text:style-name="P8">shows due diligence (private-provenance)</text:p>
                </text:list-item>
                <text:list-item>
                  <text:p text:style-name="P8">buy with confidence</text:p>
                  <text:list>
                    <text:list-item>
                      <text:p text:style-name="P5"><text:span text:style-name="T1">Genuine item (trust enabled)</text:span></text:p>
                    </text:list-item>
                    <text:list-item>
                      <text:p text:style-name="P8">confirmed ownership (private-provenance)</text:p>
                    </text:list-item>
                    <text:list-item>
                      <text:p text:style-name="P5"><text:span text:style-name="T1">product discovery (marketspace)</text:span></text:p>
                    </text:list-item>
                  </text:list>
                </text:list-item>
              </text:list>
            </text:list-item>
            <text:list-item>
              <text:p text:style-name="P8">sellers assurance of provenance for buyers</text:p>
              <text:list>
                <text:list-item>
                  <text:p text:style-name="P8"><text:span text:style-name="T14">brand d</text:span>istancing from counterfeit products (trust enabled)</text:p>
                </text:list-item>
                <text:list-item>
                  <text:p text:style-name="P5"><text:span text:style-name="T1">satisfy legitimacy concerns for private sales or small resellers(private-provenance)</text:span></text:p>
                </text:list-item>
              </text:list>
            </text:list-item>
          </text:list>
        </text:list-item>
      </text:list>
      <text:p text:style-name="P4"/>
      <text:list xml:id="list144556427559412" text:continue-numbering="true" text:style-name="L3">
        <text:list-item>
          <text:p text:style-name="P2"><text:span text:style-name="T1">V</text:span>alue for enterprise</text:p>
          <text:list>
            <text:list-item>
              <text:p text:style-name="P6"><text:span text:style-name="T15">Blockchain verifiable authenticity</text:span> (trust enabled)</text:p>
              <text:list>
                <text:list-item>
                  <text:p text:style-name="P9">Reduced piracy</text:p>
                </text:list-item>
                <text:list-item>
                  <text:p text:style-name="P9">Brand integrity</text:p>
                </text:list-item>
                <text:list-item>
                  <text:p text:style-name="P10">Customer confidence</text:p>
                </text:list-item>
                <text:list-item>
                  <text:p text:style-name="P7"><text:span text:style-name="T16">added value and prestige</text:span></text:p>
                </text:list-item>
              </text:list>
            </text:list-item>
            <text:list-item>
              <text:p text:style-name="P7"><text:span text:style-name="T16">Increased customer engagement</text:span></text:p>
              <text:list>
                <text:list-item>
                  <text:p text:style-name="P7"><text:span text:style-name="T16">verification / registration process allows additional opportunities for brand awareness and product education, accessory sales, and upsell</text:span></text:p>
                </text:list-item>
              </text:list>
            </text:list-item>
          </text:list>
        </text:list-item>
      </text:list>
      <text:p text:style-name="P14"/>
      <text:list xml:id="list144556418073492" text:continue-numbering="true" text:style-name="L3">
        <text:list-item>
          <text:p text:style-name="P3"><text:span text:style-name="T1">V</text:span>alue for asset class partners</text:p>
          <text:list>
            <text:list-item>
              <text:p text:style-name="P10">Portal capture for registration and management of regions / classes of goods</text:p>
              <text:list>
                <text:list-item>
                  <text:p text:style-name="P7"><text:span text:style-name="T16">Collect fees for services provided (fee model)</text:span></text:p>
                </text:list-item>
                <text:list-item>
                  <text:p text:style-name="P11"><text:span text:style-name="T17">C</text:span>an provide customized services <text:span text:style-name="T22">or products</text:span> uniquely applicable to the type of item (s<text:span text:style-name="T22">ales &amp; services</text:span> model)</text:p>
                </text:list-item>
                <text:list-item>
                  <text:p text:style-name="P7"><text:span text:style-name="T16">Targeted advertising revenue focused by product type (advertising model)</text:span></text:p>
                </text:list-item>
              </text:list>
            </text:list-item>
          </text:list>
        </text:list-item>
      </text:list>
      <text:p text:style-name="P14"/>
      <text:list xml:id="list144557992031410" text:continue-numbering="true" text:style-name="L3">
        <text:list-item>
          <text:p text:style-name="P3"><text:span text:style-name="T1">V</text:span>alue for commerce-scale <text:span text:style-name="T16">partners (marketspace)</text:span></text:p>
          <text:list>
            <text:list-item>
              <text:p text:style-name="P15"><text:span text:style-name="T19">T</text:span><text:span text:style-name="T20">he world is your showroom</text:span></text:p>
            </text:list-item>
            <text:list-item>
              <text:p text:style-name="P11">Local first search backed by your deep supply chain</text:p>
            </text:list-item>
            <text:list-item>
              <text:p text:style-name="P15"><text:span text:style-name="T20">“Local first” </text:span><text:span text:style-name="T21">incentivises</text:span><text:span text:style-name="T20"> local buyers and seller</text:span><text:span text:style-name="T21">s to link items in the “world showroom”</text:span><text:span text:style-name="T20"> and gives your company a bid opportunity </text:span><text:span text:style-name="T21">and supply preference</text:span></text:p>
              <text:list>
                <text:list-item>
                  <text:p text:style-name="P16"><text:span text:style-name="T18">upsell, accessory, service contracts, etc</text:span></text:p>
                </text:list-item>
              </text:list>
            </text:list-item>
            <text:list-item>
              <text:p text:style-name="P12">Add value by pre-registering products in both primary and secondary markets</text:p>
              <text:list>
                <text:list-item>
                  <text:p text:style-name="P12">lower cost than full registration</text:p>
                </text:list-item>
                <text:list-item>
                  <text:p text:style-name="P12">captive asset class portals for recurring customer engagement and sales opportunities</text:p>
                </text:list-item>
              </text:list>
            </text:list-item>
          </text:list>
        </text:list-item>
      </text:list>
      <text:list xml:id="list2248874339" text:style-name="L4">
        <text:list-item>
          <text:list>
            <text:list-item>
              <text:list>
                <text:list-item>
                  <text:list>
                    <text:list-item>
                      <text:p text:style-name="P13">YourBrand Asset Classes promote brand loyalty and recurring customer engagement opportunities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StarSymbol" svg:font-family="StarSymbol"/>
    <style:font-face style:name="Arial Unicode MS1" svg:font-family="'Arial Unicode MS'" style:font-family-generic="swiss"/>
    <style:font-face style:name="Apple SD Gothic Neo" svg:font-family="'Apple SD Gothic Ne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1-06T12:10:16.813721491</meta:creation-date>
    <dc:date>2020-11-06T14:45:55.677079177</dc:date>
    <meta:editing-duration>PT9M33S</meta:editing-duration>
    <meta:editing-cycles>2</meta:editing-cycles>
    <meta:generator>LibreOffice/6.3.5.2$MacOSX_X86_64 LibreOffice_project/dd0751754f11728f69b42ee2af66670068624673</meta:generator>
    <meta:document-statistic meta:table-count="0" meta:image-count="0" meta:object-count="0" meta:page-count="1" meta:paragraph-count="33" meta:word-count="256" meta:character-count="1722" meta:non-whitespace-character-count="1518"/>
  </office:meta>
</office:document-meta>
</file>